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E00000197F63E1806.png"/>
  <manifest:file-entry manifest:media-type="image/png" manifest:full-path="Pictures/1000000000000303000001EC2403D5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9.685cm" svg:height="12.561cm" draw:z-index="0"><draw:image xlink:href="Pictures/1000000000000303000001EC2403D53E.png" xlink:type="simple" xlink:show="embed" xlink:actuate="onLoad"/></draw:frame><draw:frame draw:style-name="fr2" draw:name="Графический объект2" text:anchor-type="paragraph" svg:x="0cm" svg:y="13.018cm" svg:width="18.999cm" svg:height="10.77cm" draw:z-index="1"><draw:image xlink:href="Pictures/10000000000002CE00000197F63E18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4cm" fo:margin-bottom="0.861cm" fo:margin-left="0.794cm" fo:margin-right="0.52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3T17:26:28.41</meta:creation-date>
    <dc:date>2021-01-23T17:28:29.79</dc:date>
    <meta:editing-duration>PT1M36S</meta:editing-duration>
    <meta:editing-cycles>2</meta:editing-cycles>
    <meta:generator>OpenOffice/4.1.7$Win32 OpenOffice.org_project/417m1$Build-9800</meta:generator>
    <meta:document-statistic meta:table-count="0" meta:image-count="2" meta:object-count="0" meta:page-count="1" meta:paragraph-count="0" meta:word-count="0" meta:character-count="0"/>
  </office:meta>
</office:document-meta>
</file>